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49c1"/>
    </style:style>
    <style:style style:name="P2" style:family="paragraph" style:parent-style-name="Standard">
      <style:text-properties fo:font-weight="bold" officeooo:rsid="001f49c1" officeooo:paragraph-rsid="001f49c1" style:font-weight-asian="bold" style:font-weight-complex="bold"/>
    </style:style>
    <style:style style:name="P3" style:family="paragraph" style:parent-style-name="Standard">
      <style:text-properties fo:font-weight="bold" officeooo:rsid="002a0a64" officeooo:paragraph-rsid="002a0a64" style:font-weight-asian="bold" style:font-weight-complex="bold"/>
    </style:style>
    <style:style style:name="P4" style:family="paragraph" style:parent-style-name="Standard">
      <style:text-properties fo:font-weight="normal" officeooo:rsid="002a0a64" officeooo:paragraph-rsid="002a0a64" style:font-weight-asian="normal" style:font-weight-complex="normal"/>
    </style:style>
    <style:style style:name="P5" style:family="paragraph" style:parent-style-name="Standard">
      <style:text-properties fo:font-weight="normal" officeooo:rsid="002d3925" officeooo:paragraph-rsid="002d3925" style:font-weight-asian="normal" style:font-weight-complex="normal"/>
    </style:style>
    <style:style style:name="P6" style:family="paragraph" style:parent-style-name="Standard">
      <style:text-properties fo:font-style="italic" fo:font-weight="normal" officeooo:rsid="001f49c1" officeooo:paragraph-rsid="001f49c1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normal" officeooo:rsid="001f49c1" officeooo:paragraph-rsid="001f49c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faea5" officeooo:paragraph-rsid="001faea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faea5" officeooo:paragraph-rsid="0022003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fd223" officeooo:paragraph-rsid="001fd22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15003" officeooo:paragraph-rsid="002395e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20035" officeooo:paragraph-rsid="0022003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395e8" officeooo:paragraph-rsid="002395e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395e8" officeooo:paragraph-rsid="002a0a6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4838b" officeooo:paragraph-rsid="0024838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officeooo:rsid="001f49c1" officeooo:paragraph-rsid="001f49c1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faea5" officeooo:paragraph-rsid="001faea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language="de" fo:country="DE" fo:font-style="normal" fo:font-weight="normal" officeooo:rsid="0024838b" officeooo:paragraph-rsid="0024838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de" fo:country="DE" fo:font-style="normal" fo:font-weight="normal" officeooo:rsid="0024838b" officeooo:paragraph-rsid="00262a6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de" fo:country="DE" fo:font-style="normal" fo:font-weight="normal" officeooo:rsid="0024838b" officeooo:paragraph-rsid="002a0a6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de" fo:country="DE" fo:font-style="normal" fo:font-weight="normal" officeooo:rsid="0025095c" officeooo:paragraph-rsid="0025095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de" fo:country="DE" fo:font-style="normal" fo:font-weight="normal" officeooo:rsid="00262a64" officeooo:paragraph-rsid="00262a6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de" fo:country="DE" fo:font-style="normal" fo:font-weight="normal" officeooo:rsid="00280522" officeooo:paragraph-rsid="0028052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de" fo:country="DE" fo:font-style="normal" fo:font-weight="normal" officeooo:rsid="002883b4" officeooo:paragraph-rsid="002883b4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de" fo:country="DE" fo:font-style="normal" fo:font-weight="normal" officeooo:rsid="002a0a64" officeooo:paragraph-rsid="002a0a6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de" fo:country="DE" fo:font-style="normal" fo:font-weight="bold" officeooo:rsid="0024838b" officeooo:paragraph-rsid="0024838b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language="de" fo:country="DE" fo:font-style="normal" fo:font-weight="bold" officeooo:rsid="00280522" officeooo:paragraph-rsid="00280522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language="de" fo:country="DE" fo:font-style="normal" fo:font-weight="bold" officeooo:rsid="002883b4" officeooo:paragraph-rsid="002883b4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language="de" fo:country="DE" fo:font-style="normal" fo:font-weight="bold" officeooo:rsid="002a0a64" officeooo:paragraph-rsid="002a0a64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language="de" fo:country="DE" fo:font-style="italic" fo:font-weight="normal" officeooo:rsid="002a0a64" officeooo:paragraph-rsid="002a0a64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language="de" fo:country="DE" fo:font-style="italic" fo:font-weight="normal" officeooo:rsid="002abc49" officeooo:paragraph-rsid="002abc4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language="de" fo:country="DE" fo:font-weight="normal" officeooo:rsid="00262a64" officeooo:paragraph-rsid="00262a64" style:font-weight-asian="normal" style:font-weight-complex="normal"/>
    </style:style>
    <style:style style:name="P33" style:family="paragraph" style:parent-style-name="Standard">
      <style:text-properties fo:language="de" fo:country="DE" fo:font-weight="normal" officeooo:rsid="002a0a64" officeooo:paragraph-rsid="002a0a64" style:font-weight-asian="normal" style:font-weight-complex="normal"/>
    </style:style>
    <style:style style:name="P34" style:family="paragraph" style:parent-style-name="Standard">
      <style:text-properties style:font-name="Times New Roman" fo:language="de" fo:country="DE" fo:font-style="normal" fo:font-weight="normal" officeooo:rsid="0024838b" officeooo:paragraph-rsid="00262a6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Times New Roman" fo:language="de" fo:country="DE" fo:font-style="normal" fo:font-weight="normal" officeooo:rsid="0024838b" officeooo:paragraph-rsid="0024838b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Times New Roman" fo:language="de" fo:country="DE" fo:font-style="normal" fo:font-weight="normal" officeooo:rsid="00262a64" officeooo:paragraph-rsid="00262a6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officeooo:paragraph-rsid="002883b4"/>
    </style:style>
    <style:style style:name="P38" style:family="paragraph" style:parent-style-name="Standard">
      <style:text-properties officeooo:rsid="002a0a64" officeooo:paragraph-rsid="002a0a64"/>
    </style:style>
    <style:style style:name="P39" style:family="paragraph" style:parent-style-name="Standard" style:master-page-name="MP0">
      <style:paragraph-properties style:page-number="auto" fo:break-before="page"/>
      <style:text-properties officeooo:paragraph-rsid="001f49c1"/>
    </style:style>
    <style:style style:name="P40" style:family="paragraph" style:parent-style-name="Listenabsatz" style:list-style-name="L1">
      <style:text-properties officeooo:paragraph-rsid="001f49c1"/>
    </style:style>
    <style:style style:name="P41" style:family="paragraph" style:parent-style-name="Listenabsatz" style:list-style-name="L1">
      <style:text-properties officeooo:rsid="001f49c1" officeooo:paragraph-rsid="001f49c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20035" style:font-weight-asian="bold" style:font-weight-complex="bold"/>
    </style:style>
    <style:style style:name="T3" style:family="text">
      <style:text-properties officeooo:rsid="001f49c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a0a64" style:font-weight-asian="normal" style:font-weight-complex="normal"/>
    </style:style>
    <style:style style:name="T6" style:family="text">
      <style:text-properties officeooo:rsid="001faea5"/>
    </style:style>
    <style:style style:name="T7" style:family="text">
      <style:text-properties style:font-name="Helvetica"/>
    </style:style>
    <style:style style:name="T8" style:family="text">
      <style:text-properties style:font-name="Helvetica" officeooo:rsid="00262a64"/>
    </style:style>
    <style:style style:name="T9" style:family="text">
      <style:text-properties style:font-name="Helvetica" fo:font-style="italic" style:font-style-asian="italic" style:font-style-complex="italic"/>
    </style:style>
    <style:style style:name="T10" style:family="text">
      <style:text-properties officeooo:rsid="001fd223"/>
    </style:style>
    <style:style style:name="T11" style:family="text">
      <style:text-properties officeooo:rsid="00220035"/>
    </style:style>
    <style:style style:name="T12" style:family="text">
      <style:text-properties officeooo:rsid="002395e8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4838b"/>
    </style:style>
    <style:style style:name="T15" style:family="text">
      <style:text-properties fo:language="de" fo:country="DE"/>
    </style:style>
    <style:style style:name="T16" style:family="text">
      <style:text-properties fo:language="de" fo:country="DE" officeooo:rsid="0024838b"/>
    </style:style>
    <style:style style:name="T17" style:family="text"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de" fo:country="DE" fo:font-style="normal" fo:font-weight="normal" officeooo:rsid="002883b4" style:font-style-asian="normal" style:font-weight-asian="normal" style:font-style-complex="normal" style:font-weight-complex="normal"/>
    </style:style>
    <style:style style:name="T19" style:family="text">
      <style:text-properties fo:language="de" fo:country="DE" fo:font-style="normal" fo:font-weight="normal" officeooo:rsid="002a0a64" style:font-style-asian="normal" style:font-weight-asian="normal" style:font-style-complex="normal" style:font-weight-complex="normal"/>
    </style:style>
    <style:style style:name="T20" style:family="text">
      <style:text-properties fo:language="de" fo:country="DE" fo:font-style="normal" style:font-style-asian="normal" style:font-style-complex="normal"/>
    </style:style>
    <style:style style:name="T21" style:family="text">
      <style:text-properties fo:language="de" fo:country="DE" officeooo:rsid="002a0a64"/>
    </style:style>
    <style:style style:name="T22" style:family="text">
      <style:text-properties fo:language="de" fo:country="DE" officeooo:rsid="002d3925"/>
    </style:style>
    <style:style style:name="T23" style:family="text">
      <style:text-properties officeooo:rsid="0025095c"/>
    </style:style>
    <style:style style:name="T24" style:family="text">
      <style:text-properties officeooo:rsid="00262a64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80522"/>
    </style:style>
    <style:style style:name="T27" style:family="text">
      <style:text-properties officeooo:rsid="002a0a64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abc49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Absatz-Standardschriftart"><text:span text:style-name="T1">Team</text:span></text:span>: <text:span text:style-name="T3">05</text:span>, <text:span text:style-name="T3">Eugen Deutsch, Ralf von der Reith</text:span></text:p>
      <text:p text:style-name="P1"><text:span text:style-name="Absatz-Standardschriftart"><text:span text:style-name="T1">Aufgabenaufteilung</text:span></text:span>: </text:p>
      <text:list xml:id="list5512893406039576975" text:style-name="L1">
        <text:list-item>
          <text:p text:style-name="P40"><text:span text:style-name="T3">Ralf: Entwurf Server und Nachrichtenverwaltung (HBQ, DLQ)</text:span></text:p>
        </text:list-item>
        <text:list-item>
          <text:p text:style-name="P41">Eugen: Entwurf Client</text:p>
        </text:list-item>
      </text:list>
      <text:p text:style-name="P1"><text:span text:style-name="Absatz-Standardschriftart"><text:span text:style-name="T1">Quellenangaben</text:span></text:span>: </text:p>
      <text:p text:style-name="P1"><text:span text:style-name="Absatz-Standardschriftart"><text:span text:style-name="T1">Bearbeitungszeitraum</text:span></text:span>: <text:span text:style-name="T3">-/-</text:span></text:p>
      <text:p text:style-name="P1"><text:span text:style-name="Absatz-Standardschriftart"><text:span text:style-name="T1">Aktueller Stand</text:span></text:span>: <text:span text:style-name="T3">-/-</text:span></text:p>
      <text:p text:style-name="P1"><text:span text:style-name="Absatz-Standardschriftart"><text:span text:style-name="T1">Änderungen des Entwurfs</text:span></text:span>: <text:span text:style-name="T3">-/-</text:span></text:p>
      <text:p text:style-name="P1"><text:span text:style-name="Absatz-Standardschriftart"><text:span text:style-name="T1">Entwurf</text:span></text:span>: </text:p>
      <text:p text:style-name="P1"/>
      <text:p text:style-name="P2">Server: </text:p>
      <text:p text:style-name="P2"/>
      <text:p text:style-name="P2">//<text:span text:style-name="T22">TODO: </text:span></text:p>
      <text:p text:style-name="P5"><text:span text:style-name="T15">- Sequenzdiagramme für alle Aufrufe der Schnittstellen</text:span></text:p>
      <text:p text:style-name="P5"><text:span text:style-name="T15">- Funktionen des Nummerndienstes</text:span></text:p>
      <text:p text:style-name="P5"><text:span text:style-name="T15">- Komponentendiagramm ähnlich dem aus Klaucks Foliensatz.</text:span></text:p>
      <text:p text:style-name="P5"><text:span text:style-name="T15"/></text:p>
      <text:p text:style-name="P6">Schnittstelle zu Clients</text:p>
      <text:p text:style-name="P6"/>
      <text:p text:style-name="P7">Die Schnittstelle zu den Clients stellt die Funktionalität des Servers nach außen <text:span text:style-name="T6">in Form von Remote Procedure Calls </text:span>zur Verfügung. </text:p>
      <text:p text:style-name="P8"/>
      <text:p text:style-name="P8">Die Schnittstelle kümmert sich ausschließlich um die Annahme von Anfragen und deligiert diese an die entsprechenden Komponenten weiter. </text:p>
      <text:p text:style-name="P8"/>
      <text:p text:style-name="P8">Folgende <text:span text:style-name="T11">Anfragen</text:span> werden vom Server angenommen:</text:p>
      <text:p text:style-name="P8"/>
      <text:p text:style-name="P17">getmessages: </text:p>
      <text:p text:style-name="P8">Format: {SenderPID, getmessages}<text:tab/></text:p>
      <text:p text:style-name="P25">SenderPID: PID des Senders</text:p>
      <text:p text:style-name="P12">Funktion: Sendet die entsprechend der <text:span text:style-name="T16">durch den Client </text:span>zuletzt erhaltenen Nachrichten nächste Nachricht an den Client.</text:p>
      <text:p text:style-name="P8"/>
      <text:p text:style-name="P8">Der Server schaut nach, welche Nachricht zuletzt an den Client gesendet wurde und sendet dann die Nachricht mit der nächsthöheren Nummer an den Client zurück.</text:p>
      <text:p text:style-name="P8">Ist ein Client dem Server noch nicht bekannt, wird die älteste verfügbare Nachricht versandt.</text:p>
      <text:p text:style-name="P11">Sind keine neuen Nachrichten verfügbar, wird eine Dummy-Nachricht mit Terminated = true an den Client gesendet.</text:p>
      <text:p text:style-name="P8"/>
      <text:p text:style-name="P8">Die Antwort hat folgendes Format: </text:p>
      <text:p text:style-name="P8">{<text:span text:style-name="T14">reply</text:span>, [NNr, Msg, TSclientout, TShbqin, TSdlqin, TSdlqout], Terminated}</text:p>
      <text:p text:style-name="P8">NNr: Nummer der versendeten Nachricht</text:p>
      <text:p text:style-name="P8">Msg: Text der Nachricht</text:p>
      <text:p text:style-name="P8">TSclientout: Zeitstempel bei Versand der Nachricht durch den Client</text:p>
      <text:p text:style-name="P8">TShbqin: Zeitstempel <text:span text:style-name="T10">bei Empfang in HBQ</text:span></text:p>
      <text:p text:style-name="P10">TSdlqin: Zeitstempel bei Einreihung in DLQ</text:p>
      <text:p text:style-name="P10">TSdlqout: Zeitstempel bei Versand an den Client</text:p>
      <text:p text:style-name="P10">Terminated: <text:tab/>false <text:tab/>-&gt; es gibt noch weitere Nachrichten</text:p>
      <text:p text:style-name="P10"><text:tab/><text:tab/>true<text:tab/>-&gt; keine weiteren neuen Nachrichten</text:p>
      <text:p text:style-name="P9"><text:line-break/><text:span text:style-name="T2">dropmessage</text:span></text:p>
      <text:p text:style-name="P12"><text:soft-page-break/>Format: {SenderPID, dropmessage, <text:span text:style-name="T12">[NNr, Msg, TSclientout]}</text:span></text:p>
      <text:p text:style-name="P14"><text:span text:style-name="T21">SenderPID: PID des Senders</text:span></text:p>
      <text:p text:style-name="P14">NNr: Nummer der Nachricht</text:p>
      <text:p text:style-name="P13">Msg: Text der Nachricht</text:p>
      <text:p text:style-name="P13">TSclientout: Zeitstempel bei Versand der Nachricht durch den Client</text:p>
      <text:p text:style-name="P13">Funktion: Hinterlegt eine Nachricht auf dem Server.</text:p>
      <text:p text:style-name="P13"/>
      <text:p text:style-name="P15">Die Nachricht wird zur Speicherung an die <text:span text:style-name="T13">Nachrichtenverwaltung</text:span> <text:span text:style-name="T15">delegiert</text:span>. <text:span text:style-name="T13">Details siehe Nachrichtenverwaltung.</text:span></text:p>
      <text:p text:style-name="P13"/>
      <text:p text:style-name="P18">Antwort des Servers: </text:p>
      <text:p text:style-name="P18">Format: {reply, ok}</text:p>
      <text:p text:style-name="P18"/>
      <text:p text:style-name="P26">getmsgid</text:p>
      <text:p text:style-name="P18">Format: {SenderPID, getmsgid}</text:p>
      <text:p text:style-name="P20"><text:span text:style-name="T27">SenderPID: PID des Senders</text:span></text:p>
      <text:p text:style-name="P20">Funktion: Sendet die nächst-verfügbare eindeutige Nachrichtennummer an den Client</text:p>
      <text:p text:style-name="P18"/>
      <text:p text:style-name="P18">Antwort des Servers:</text:p>
      <text:p text:style-name="P18">Format: {nid, NNr}</text:p>
      <text:p text:style-name="P18">NNr: Nachrichten-ID</text:p>
      <text:p text:style-name="P9"/>
      <text:p text:style-name="P27">Andere: </text:p>
      <text:p text:style-name="P23">Alle Nachrichten die keinem der oben genannten Formate entsprechen, <text:span text:style-name="T27">werden ohne Rückmeldung verworfen.</text:span></text:p>
      <text:p text:style-name="P23"/>
      <text:p text:style-name="P6">Nummern-Dienst (ND)</text:p>
      <text:p text:style-name="P6"/>
      <text:p text:style-name="P7">Der Nummerndienst <text:span text:style-name="T16">vergibt eindeutige Nachrichtennummern</text:span> an die Clients in aufsteigender Reihenfolge.</text:p>
      <text:p text:style-name="P7"/>
      <text:p text:style-name="P21">//Funktionen?</text:p>
      <text:p text:style-name="P6"/>
      <text:p text:style-name="P6">Client-Memory (CMEM)</text:p>
      <text:p text:style-name="P6"/>
      <text:p text:style-name="P18">Im CMEM wird für jeden Client hinterlegt, welche Nachricht er zuletzt empfangen hat. Stellt ein Client für eine bestimmte Zeit keine weiteren Anfragen, wird er vergessen, d.h. sein entsprechender Eintrag gelöscht. </text:p>
      <text:p text:style-name="P18"/>
      <text:p text:style-name="P19"><text:span text:style-name="T23">Funktionen:</text:span><text:line-break/><text:span text:style-name="T9">initCMEM(RemTime,Datei)</text:span><text:span text:style-name="T7"> </text:span><text:span text:style-name="T8">→ CMEM</text:span><text:line-break/><text:span text:style-name="T23">RemTime: Zeit in Sekunden, nach der ein Client vergessen wird. </text:span></text:p>
      <text:p text:style-name="P19"><text:span text:style-name="T24">Datei: Datei, die für Logging genutzt werden kann.</text:span></text:p>
      <text:p text:style-name="P22">CMEM: ein leerer CMEM</text:p>
      <text:p text:style-name="P19"/>
      <text:p text:style-name="P19"><text:span text:style-name="T24">Initialisiert den Client-Memory und gibt einen leeren CMEM zurück.</text:span></text:p>
      <text:p text:style-name="P34"><text:line-break/><text:span text:style-name="T25">delCMEM(CMEM)</text:span> <text:span text:style-name="T24">→ ok</text:span></text:p>
      <text:p text:style-name="P34"><text:span text:style-name="T24">CMEM: der zu löschendeCMEM</text:span></text:p>
      <text:p text:style-name="P34"/>
      <text:p text:style-name="P36">Löscht den CMEM und gibt ok zurück.</text:p>
      <text:p text:style-name="P34"><text:soft-page-break/><text:line-break/>updateClient(CMEM,ClientID,NNr,Datei) <text:span text:style-name="T24">→ NeuerCMEM</text:span></text:p>
      <text:p text:style-name="P34"><text:span text:style-name="T24">CMEM: der aktuelle CMEM</text:span></text:p>
      <text:p text:style-name="P34"><text:span text:style-name="T24">ClientID: ID des Clients, der aktualisiert werden soll</text:span></text:p>
      <text:p text:style-name="P34"><text:span text:style-name="T24">NNr: die Nummer der zuletzt an den Client gesendeten Nachricht</text:span></text:p>
      <text:p text:style-name="P34"><text:span text:style-name="T24">Datei: Datei, die für Logging genutzt werden kann.</text:span></text:p>
      <text:p text:style-name="P36">NeuerCMEM: der aktualisierte CMEM</text:p>
      <text:p text:style-name="P36"/>
      <text:p text:style-name="P34"><text:span text:style-name="T24">Speichert bzw. aktualisiert den Eintrag des Clients ClientID mit der neuen Nachrichtennummer.</text:span></text:p>
      <text:p text:style-name="P34"><text:line-break/><text:span text:style-name="T25">getClientNNr</text:span>(CMEM,ClientID) <text:span text:style-name="T24">→ NNr</text:span></text:p>
      <text:p text:style-name="P36">CMEM: der aktuelle CMEM</text:p>
      <text:p text:style-name="P36">ClientID: ID des angefragten Clients</text:p>
      <text:p text:style-name="P36">NNr: Nächste Nummer, die der Client erhalten darf. </text:p>
      <text:p text:style-name="P36"/>
      <text:p text:style-name="P36">Gibt die nächst-erwartete Nachrichten<text:span text:style-name="T26">n</text:span>ummer für diesen Client zurück.</text:p>
      <text:p text:style-name="P35"/>
      <text:p text:style-name="P16">Nachrichten-Verwaltung:</text:p>
      <text:p text:style-name="P6"/>
      <text:p text:style-name="P6">Holdback-Queue (HBQ)</text:p>
      <text:p text:style-name="P22"/>
      <text:p text:style-name="P23">Die Holdback-Queue nimmt alle Nachrichten entgegen und gibt diese an die DLQ weiter, sofern dabei die lückenlose Durchnummerierung in der DLQ gewahrt bleibt. </text:p>
      <text:p text:style-name="P23">Fehlen Nachrichtennummern, werden sämtliche Nachrichten mit höherer Nummer zurückgehalten, bis die Lücke gefüllt ist. Sobald die HBQ eine Größe von 2/3 der Maximalgröße der DLQ erreicht, wird diese Lücke durch eine Fehlernachricht ersetzt, welche die letzte Nummer der fehlenden Nachrichten als Nachrichtennummer erhält. Der Inhalt dieser <text:s/>Fehlernachricht gibt Auskunft darüber, welche Nachrichten ersetzt wurden.</text:p>
      <text:p text:style-name="P6"/>
      <text:p text:style-name="P23">Nachrichten aus der HBQ dürfen nicht an die Clients weitergegegeben werden.</text:p>
      <text:p text:style-name="P23"/>
      <text:p text:style-name="P23">Folgende Nachrichten werden durch die Nachrichtenverwaltung verarbeitet: </text:p>
      <text:p text:style-name="P23"/>
      <text:p text:style-name="P27">initHBQ</text:p>
      <text:p text:style-name="P27"><text:span text:style-name="T4">Format: </text:span><text:span text:style-name="T5">{SenderPID, </text:span><text:span text:style-name="T4">{request, initHBQ}</text:span><text:span text:style-name="T5">}</text:span></text:p>
      <text:p text:style-name="P29"><text:span text:style-name="T4">SenderPID: PID des Senders</text:span></text:p>
      <text:p text:style-name="P29"><text:span text:style-name="T4"/></text:p>
      <text:p text:style-name="P27"><text:span text:style-name="T4">Initialisiert die HBQ und DLQ. Nach Initialisierung ist die HBQ leer.</text:span></text:p>
      <text:p text:style-name="P27"><text:span text:style-name="T4"/></text:p>
      <text:p text:style-name="P27"><text:span text:style-name="T4">Antwort der HBQ</text:span></text:p>
      <text:p text:style-name="P27"><text:span text:style-name="T5">Format: </text:span><text:span text:style-name="T4">{reply, ok}</text:span></text:p>
      <text:p text:style-name="P27"><text:span text:style-name="T4"/></text:p>
      <text:p text:style-name="P27">pushHBQ</text:p>
      <text:p text:style-name="P23">Format: <text:span text:style-name="T27">{SenderPID, </text:span>{request, pushHBQ, [NNr, Msg, TSclientout]<text:span text:style-name="T27">}</text:span></text:p>
      <text:p text:style-name="P25">SenderPID: PID des Senders</text:p>
      <text:p text:style-name="P23">NNr: Nummer der erhaltenen Nachricht.</text:p>
      <text:p text:style-name="P23">Msg: Inhalt der erhaltenen Nachricht.</text:p>
      <text:p text:style-name="P23">TSclientout: Zeitstempel bei Versand der Nachricht durch den Client.</text:p>
      <text:p text:style-name="P23"/>
      <text:p text:style-name="P24">Fügt der Nachricht einen Zeitstempel bei Eintragung in die HBQ an und hinterlegt diese <text:soft-page-break/>Nachricht in der HBQ.</text:p>
      <text:p text:style-name="P24"/>
      <text:p text:style-name="P24">Antwort der HBQ: </text:p>
      <text:p text:style-name="P24"><text:span text:style-name="T27">Format: </text:span>{reply, ok}</text:p>
      <text:p text:style-name="P24"/>
      <text:p text:style-name="P28">DeliverMSG</text:p>
      <text:p text:style-name="P37"><text:span text:style-name="T18">Format: </text:span><text:span text:style-name="T19">{SenderPID, {request, deliverMSG, NNr, ToClient}}</text:span></text:p>
      <text:p text:style-name="P38"><text:span text:style-name="T17">SenderPID: PID des Senders</text:span></text:p>
      <text:p text:style-name="P38"><text:span text:style-name="T17">NNr: Nummer der zu sendenden Nachricht</text:span></text:p>
      <text:p text:style-name="P38"><text:span text:style-name="T17">ToClient: PID des Clients, an den die Nachricht gesendet werden soll</text:span></text:p>
      <text:p text:style-name="P38"><text:span text:style-name="T17"/></text:p>
      <text:p text:style-name="P38"><text:span text:style-name="T17">Sendet die Nachricht mit der Nummer NNr an den Client ToClient. Ist die Nachricht mit der Nummer NNr nicht mehr in der DLQ hinterlegt, wird die älteste Nachricht versendet.</text:span></text:p>
      <text:p text:style-name="P38"><text:span text:style-name="T17"/></text:p>
      <text:p text:style-name="P38"><text:span text:style-name="T17">Antwort der HBQ: </text:span></text:p>
      <text:p text:style-name="P38"><text:span text:style-name="T17">Format: {reply, SendNNr}</text:span></text:p>
      <text:p text:style-name="P38"><text:span text:style-name="T17">SendNNr: Nummer der versendeten Nachricht</text:span></text:p>
      <text:p text:style-name="P38"><text:span text:style-name="T17"/></text:p>
      <text:p text:style-name="P3"><text:span text:style-name="T20">dellHBQ</text:span></text:p>
      <text:p text:style-name="P4"><text:span text:style-name="T20">Format: {SenderPID, {request, dellHBQ}}</text:span></text:p>
      <text:p text:style-name="P4"><text:span text:style-name="T20"/></text:p>
      <text:p text:style-name="P4"><text:span text:style-name="T20">terminiert den Prozess der HBQ.</text:span></text:p>
      <text:p text:style-name="P4"><text:span text:style-name="T20"/></text:p>
      <text:p text:style-name="P4"><text:span text:style-name="T20">Antwort der HBQ: </text:span></text:p>
      <text:p text:style-name="P4"><text:span text:style-name="T20">Format: {reply, ok}</text:span></text:p>
      <text:p text:style-name="P4"><text:span text:style-name="T20"/></text:p>
      <text:p text:style-name="P6">Delivery-Queue (DLQ)</text:p>
      <text:p text:style-name="P6"/>
      <text:p text:style-name="P25">Die Delivery-Queue enthält alle Nachrichten, die derzeit versendet werden können. Sie hat eine feste Maximalgröße. Wird beim Speichern einer Nachricht in der DLQ die Maximalgröße überschritten, wird die älteste Nachricht verworfen. </text:p>
      <text:p text:style-name="P32"><text:tab/></text:p>
      <text:p text:style-name="P32">Die DLQ kann nicht direkt, sondern nur über die HBQ angesprochen werden.</text:p>
      <text:p text:style-name="P32"/>
      <text:p text:style-name="P33">Funktionen:</text:p>
      <text:p text:style-name="P30">initDLQ<text:span text:style-name="T28">(Size, Datei) → DLQ</text:span></text:p>
      <text:p text:style-name="P30"><text:span text:style-name="T28">Size: Größe der zu erstellenden DLQ</text:span></text:p>
      <text:p text:style-name="P30"><text:span text:style-name="T28">Datei: Datei, die für Logging genutzt werden kann</text:span></text:p>
      <text:p text:style-name="P30"><text:span text:style-name="T28">DLQ: eine leere DLQ</text:span></text:p>
      <text:p text:style-name="P30"><text:span text:style-name="T28"/></text:p>
      <text:p text:style-name="P30"><text:span text:style-name="T28">Erstellt eine leere DLQ mit fester Maximalgröße und gibt diese zurück.</text:span></text:p>
      <text:p text:style-name="P30"><text:span text:style-name="T28"/></text:p>
      <text:p text:style-name="P30">delDLQ<text:span text:style-name="T28">(Queue) → ok</text:span></text:p>
      <text:p text:style-name="P33">Queue: die zu löschende DLQ</text:p>
      <text:p text:style-name="P33"/>
      <text:p text:style-name="P33">Löscht die DLQ und gibt ok zurück.</text:p>
      <text:p text:style-name="P33"/>
      <text:p text:style-name="P30">expectedNr<text:span text:style-name="T28">(Queue) → NNr</text:span></text:p>
      <text:p text:style-name="P30"><text:span text:style-name="T28">Queue: die aktuelle DLQ</text:span></text:p>
      <text:p text:style-name="P30"><text:span text:style-name="T28">NNr: die als nächstes erwartete Nachrichtennummer.</text:span></text:p>
      <text:p text:style-name="P30"><text:span text:style-name="T28"/></text:p>
      <text:p text:style-name="P30"><text:soft-page-break/><text:span text:style-name="T28">Gibt die als nächstes erwartete Nachrichtennummer zurück.</text:span></text:p>
      <text:p text:style-name="P30"><text:span text:style-name="T28"/></text:p>
      <text:p text:style-name="P30">push2DLQ<text:span text:style-name="T28">([NNr, Msg, TSclientout, TShbqin], Queue, Datei) → NeueDLQ</text:span></text:p>
      <text:p text:style-name="P30"><text:span text:style-name="T28">NNr: Nummer der zu speichernden Nachricht</text:span></text:p>
      <text:p text:style-name="P30"><text:span text:style-name="T28">Msg: Inhalt der zu speichernden Nachricht</text:span></text:p>
      <text:p text:style-name="P30"><text:span text:style-name="T28">TSclientout: Zeitstempel bei Versand der Nachricht durch den Client</text:span></text:p>
      <text:p text:style-name="P30"><text:span text:style-name="T28">TShbqin: Zeitstempel bei Speichern der Nachricht in der HBQ</text:span></text:p>
      <text:p text:style-name="P30"><text:span text:style-name="T28">Queue: aktuelle DLQ</text:span></text:p>
      <text:p text:style-name="P30"><text:span text:style-name="T28">Datei: Datei, die für Logging verwendet werden kann.</text:span></text:p>
      <text:p text:style-name="P30"><text:span text:style-name="T28">NeueDLQ: die modifizierte DLQ inklusive der zu speichernden Nachricht</text:span></text:p>
      <text:p text:style-name="P30"><text:span text:style-name="T28"/></text:p>
      <text:p text:style-name="P30"><text:span text:style-name="T28">Speichert die Nachricht in die DLQ und hängt einen Zeitstempel für den Eingang der Nachricht in die DLQ an. </text:span></text:p>
      <text:p text:style-name="P30"><text:span text:style-name="T28"/></text:p>
      <text:p text:style-name="P30">deliverMSG<text:span text:style-name="T28">(MSGNr, ClientPID, Queue, Datei) </text:span><text:span text:style-name="T29">→ SentNNr</text:span></text:p>
      <text:p text:style-name="P31"><text:span text:style-name="T28">MSGNr: Nummer der zu versendenden Nachricht</text:span></text:p>
      <text:p text:style-name="P31"><text:span text:style-name="T28">ClientPID: PID des Clients, an den die Nachricht versendet werden soll</text:span></text:p>
      <text:p text:style-name="P31"><text:span text:style-name="T28">Queue: aktuelle DLQ</text:span></text:p>
      <text:p text:style-name="P31"><text:span text:style-name="T28">Datei: Datei, die für Logging verwendet werden kann</text:span></text:p>
      <text:p text:style-name="P31"><text:span text:style-name="T28">SentNNr: Nummer der tatsächlich versendeten Nachricht. </text:span></text:p>
      <text:p text:style-name="P31"><text:span text:style-name="T28"/></text:p>
      <text:p text:style-name="P31"><text:span text:style-name="T28">Sendet die Nachricht mit der Nummer MSGNr an den Client mit der PID ClientPID. Ist diese nicht verfügbar, wird die älteste Nachricht der DLQ versendet.</text:span></text:p>
      <text:p text:style-name="P33"/>
      <text:p text:style-name="P2">Clien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59S</meta:editing-duration>
    <meta:editing-cycles>8</meta:editing-cycles>
    <meta:generator>LibreOffice/5.2.6.2$Windows_x86 LibreOffice_project/a3100ed2409ebf1c212f5048fbe377c281438fdc</meta:generator>
    <dc:date>2017-04-02T13:40:34.685000000</dc:date>
    <meta:document-statistic meta:table-count="0" meta:image-count="0" meta:object-count="0" meta:page-count="5" meta:paragraph-count="147" meta:word-count="1027" meta:character-count="7363" meta:non-whitespace-character-count="6451"/>
    <meta:user-defined meta:name="Info 1"/>
    <meta:user-defined meta:name="Info 2"/>
    <meta:user-defined meta:name="Info 3"/>
    <meta:user-defined meta:name="Info 4"/>
  </office:meta>
</office:document-meta>
</file>